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ploy error:</text:p>
      <text:p text:style-name="P1"><text:bookmark text:name="out"/>Connecting to IBM WebSphere Application Server...</text:p>
      <text:p text:style-name="Preformatted_20_Text">The following artifacts will be deployed in this order...</text:p>
      <text:p text:style-name="Preformatted_20_Text">-------------------------------------------</text:p>
      <text:p text:style-name="Preformatted_20_Text">StudentInfoHubEAR.ear</text:p>
      <text:p text:style-name="Preformatted_20_Text">-------------------------------------------</text:p>
      <text:p text:style-name="Preformatted_20_Text">Error deploying to IBM WebSphere Application Server: org.jenkinsci.plugins.websphere.services.deployment.DeploymentServiceException: org.eclipse.jst.j2ee.commonarchivecore.internal.exception.OpenFailureException: IWAE0037E Could not open /var/jenkins/workspace/Watson-SIH-Rest-Services/Edu-K12-Codebase-Clone/SIH/StudentInfoHubEar/target/StudentInfoHubEAR.ear</text:p>
      <text:p text:style-name="Preformatted_20_Text"><text:s text:c="8"/>at org.jenkinsci.plugins.websphere.services.deployment.WebSphereDeploymentService.getAppName(WebSphereDeploymentService.java:193)</text:p>
      <text:p text:style-name="Preformatted_20_Text"><text:s text:c="8"/>at org.jenkinsci.plugins.websphere.services.deployment.WebSphereDeploymentService.getAppName(WebSphereDeploymentService.java:169)</text:p>
      <text:p text:style-name="Preformatted_20_Text"><text:s text:c="8"/>at org.jenkinsci.plugins.websphere_deployer.WebSphereDeployerPlugin.getAppName(WebSphereDeployerPlugin.java:318)</text:p>
      <text:p text:style-name="Preformatted_20_Text"><text:s text:c="8"/>at org.jenkinsci.plugins.websphere_deployer.WebSphereDeployerPlugin.createArtifact(WebSphereDeployerPlugin.java:275)</text:p>
      <text:p text:style-name="Preformatted_20_Text"><text:s text:c="8"/>at org.jenkinsci.plugins.websphere_deployer.WebSphereDeployerPlugin.perform(WebSphereDeployerPlugin.java:197)</text:p>
      <text:p text:style-name="Preformatted_20_Text"><text:s text:c="8"/>at hudson.tasks.BuildStepMonitor$3.perform(BuildStepMonitor.java:45)</text:p>
      <text:p text:style-name="Preformatted_20_Text"><text:s text:c="8"/>at hudson.model.AbstractBuild$AbstractBuildExecution.perform(AbstractBuild.java:779)</text:p>
      <text:p text:style-name="Preformatted_20_Text"><text:s text:c="8"/>at hudson.model.AbstractBuild$AbstractBuildExecution.performAllBuildSteps(AbstractBuild.java:720)</text:p>
      <text:p text:style-name="Preformatted_20_Text"><text:s text:c="8"/>at hudson.model.Build$BuildExecution.post2(Build.java:185)</text:p>
      <text:p text:style-name="Preformatted_20_Text"><text:s text:c="8"/>at hudson.model.AbstractBuild$AbstractBuildExecution.post(AbstractBuild.java:665)</text:p>
      <text:p text:style-name="Preformatted_20_Text"><text:s text:c="8"/>at hudson.model.Run.execute(Run.java:1745)</text:p>
      <text:p text:style-name="Preformatted_20_Text"><text:s text:c="8"/>at hudson.model.FreeStyleBuild.run(FreeStyleBuild.java:43)</text:p>
      <text:p text:style-name="Preformatted_20_Text"><text:s text:c="8"/>at hudson.model.ResourceController.execute(ResourceController.java:98)</text:p>
      <text:p text:style-name="Preformatted_20_Text"><text:s text:c="8"/>at hudson.model.Executor.run(Executor.java:404)</text:p>
      <text:p text:style-name="Preformatted_20_Text">Caused by: com.ibm.websphere.management.application.client.AppDeploymentException: org.eclipse.jst.j2ee.commonarchivecore.internal.exception.OpenFailureException: IWAE0037E Could not open /var/jenkins/workspace/Watson-SIH-Rest-Services/Edu-K12-Codebase-Clone/SIH/StudentInfoHubEar/target/StudentInfoHubEAR.ear [Root exception is org.eclipse.jst.j2ee.commonarchivecore.internal.exception.OpenFailureException: IWAE0037E Could not open /var/jenkins/workspace/Watson-SIH-Rest-Services/Edu-K12-Codebase-Clone/SIH/StudentInfoHubEar/target/StudentInfoHubEAR.ear]</text:p>
      <text:p text:style-name="Preformatted_20_Text"><text:s text:c="8"/>at com.ibm.ws.management.application.client.AppInstallHelper.getArchive(AppInstallHelper.java:432)</text:p>
      <text:p text:style-name="Preformatted_20_Text"><text:s text:c="8"/>at com.ibm.ws.management.application.client.AppInstallHelper.getArchive(AppInstallHelper.java:270)</text:p>
      <text:p text:style-name="Preformatted_20_Text"><text:s text:c="8"/>at com.ibm.ws.management.application.client.AppInstallHelper.getEarFile(AppInstallHelper.java:215)</text:p>
      <text:p text:style-name="Preformatted_20_Text"><text:s text:c="8"/>at com.ibm.ws.management.application.client.AppInstallHelper.getAppDeploymentInfo(AppInstallHelper.java:562)</text:p>
      <text:p text:style-name="Preformatted_20_Text"><text:s text:c="8"/>at <text:soft-page-break/>com.ibm.websphere.management.application.AppManagementFactory.readArchive(AppManagementFactory.java:135)</text:p>
      <text:p text:style-name="Preformatted_20_Text"><text:s text:c="8"/>at com.ibm.websphere.management.application.AppManagementFactory.readArchive(AppManagementFactory.java:96)</text:p>
      <text:p text:style-name="Preformatted_20_Text"><text:s text:c="8"/>at com.ibm.websphere.management.application.client.AppDeploymentController.readArchive(AppDeploymentController.java:259)</text:p>
      <text:p text:style-name="Preformatted_20_Text"><text:s text:c="8"/>at org.jenkinsci.plugins.websphere.services.deployment.WebSphereDeploymentService.getAppName(WebSphereDeploymentService.java:179)</text:p>
      <text:p text:style-name="Preformatted_20_Text"><text:s text:c="8"/>... 13 more</text:p>
      <text:p text:style-name="Preformatted_20_Text">Caused by: org.eclipse.jst.j2ee.commonarchivecore.internal.exception.OpenFailureException: IWAE0037E Could not open /var/jenkins/workspace/Watson-SIH-Rest-Services/Edu-K12-Codebase-Clone/SIH/StudentInfoHubEar/target/StudentInfoHubEAR.ear</text:p>
      <text:p text:style-name="Preformatted_20_Text"><text:s text:c="8"/>at org.eclipse.jst.j2ee.commonarchivecore.internal.impl.CommonarchiveFactoryImpl.primOpenArchive(CommonarchiveFactoryImpl.java:1727)</text:p>
      <text:p text:style-name="Preformatted_20_Text"><text:s text:c="8"/>at org.eclipse.jst.j2ee.commonarchivecore.internal.helpers.ArchiveTypeDiscriminatorImpl.fullOpenArchive(ArchiveTypeDiscriminatorImpl.java:410)</text:p>
      <text:p text:style-name="Preformatted_20_Text"><text:s text:c="8"/>at org.eclipse.jst.j2ee.commonarchivecore.internal.impl.RootEARFileDescriminatorImpl.fullOpenArchive(RootEARFileDescriminatorImpl.java:53)</text:p>
      <text:p text:style-name="Preformatted_20_Text"><text:s text:c="8"/>at org.eclipse.jst.j2ee.commonarchivecore.internal.impl.CommonarchiveFactoryImpl.openEARFile(CommonarchiveFactoryImpl.java:1599)</text:p>
      <text:p text:style-name="Preformatted_20_Text"><text:s text:c="8"/>at org.eclipse.jst.j2ee.commonarchivecore.internal.impl.CommonarchiveFactoryImpl.openEARFile(CommonarchiveFactoryImpl.java:1573)</text:p>
      <text:p text:style-name="Preformatted_20_Text"><text:s text:c="8"/>at com.ibm.etools.commonarchive.impl.CommonarchiveFactoryImpl.openEARFile(CommonarchiveFactoryImpl.java:617)</text:p>
      <text:p text:style-name="Preformatted_20_Text"><text:s text:c="8"/>at com.ibm.ws.management.application.client.AppInstallHelper.getArchive(AppInstallHelper.java:402)</text:p>
      <text:p text:style-name="Preformatted_20_Text"><text:s text:c="8"/>... 20 more</text:p>
      <text:p text:style-name="Preformatted_20_Text">Caused by: java.io.FileNotFoundException: IWAE0036E URI Name: /var/jenkins/workspace/Watson-SIH-Rest-Services/Edu-K12-Codebase-Clone/SIH/StudentInfoHubEar/target/StudentInfoHubEAR.ear; File name: /var/jenkins/workspace/Watson-SIH-Rest-Services/Edu-K12-Codebase-Clone/SIH/StudentInfoHubEar/target/StudentInfoHubEAR.ear</text:p>
      <text:p text:style-name="Preformatted_20_Text"><text:s text:c="8"/>at org.eclipse.jst.j2ee.commonarchivecore.internal.impl.CommonarchiveFactoryImpl.createLoadStrategy(CommonarchiveFactoryImpl.java:989)</text:p>
      <text:p text:style-name="Preformatted_20_Text"><text:s text:c="8"/>at org.eclipse.jst.j2ee.commonarchivecore.internal.impl.CommonarchiveFactoryImpl.primOpenArchive(CommonarchiveFactoryImpl.java:1719)</text:p>
      <text:p text:style-name="Preformatted_20_Text"><text:s text:c="8"/>... 26 more</text:p>
      <text:p text:style-name="Preformatted_20_Text"/>
      <text:p text:style-name="Preformatted_20_Text">Build step 'Deploy To IBM WebSphere Application Server' changed build result to FAILURE</text:p>
      <text:p text:style-name="P1">Finished: FAILU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dya Jothiraman</meta:initial-creator>
    <meta:creation-date>2016-11-29T11:12:20</meta:creation-date>
    <meta:document-statistic meta:table-count="0" meta:image-count="0" meta:object-count="0" meta:page-count="2" meta:paragraph-count="46" meta:word-count="156" meta:character-count="5308"/>
    <dc:date>2016-11-29T11:12:42</dc:date>
    <dc:creator>Vidya Jothiraman</dc:creator>
    <meta:editing-duration>PT23S</meta:editing-duration>
    <meta:editing-cycles>1</meta:editing-cycles>
    <meta:generator>OpenOffice/4.1.2$Unix OpenOffice.org_project/412m3$Build-9782</meta:generator>
  </office:meta>
</office:document-meta>
</file>